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302.6pt"/>
    </style:style>
    <style:style style:name="co4" style:family="table-column">
      <style:table-column-properties fo:break-before="auto" style:column-width="124.24pt"/>
    </style:style>
    <style:style style:name="co5" style:family="table-column">
      <style:table-column-properties fo:break-before="auto" style:column-width="223.09pt"/>
    </style:style>
    <style:style style:name="co6" style:family="table-column">
      <style:table-column-properties fo:break-before="auto" style:column-width="169.06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Electronic Computer Manufacturing</text:p>
          </table:table-cell>
          <table:table-cell office:value-type="string" calcext:value-type="string">
            <text:p>Wired and wireless telecommunications carriers (except satellite)</text:p>
          </table:table-cell>
          <table:table-cell office:value-type="string" calcext:value-type="string">
            <text:p>Internet Service Providers</text:p>
          </table:table-cell>
          <table:table-cell office:value-type="string" calcext:value-type="string">
            <text:p>Data Processing, Hosting, and Related Services</text:p>
          </table:table-cell>
          <table:table-cell office:value-type="string" calcext:value-type="string">
            <text:p>Computer Systems Design Services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ssh</text:p>
          </table:table-cell>
          <table:table-cell office:value-type="float" office:value="10859" calcext:value-type="float">
            <text:p>1085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11" calcext:value-type="float">
            <text:p>311</text:p>
          </table:table-cell>
          <table:table-cell office:value-type="float" office:value="120" calcext:value-type="float">
            <text:p>120</text:p>
          </table:table-cell>
          <table:table-cell table:formula="of:=SUM([.B2:.F2])" office:value-type="float" office:value="11304" calcext:value-type="float">
            <text:p>11304</text:p>
          </table:table-cell>
        </table:table-row>
        <table:table-row table:style-name="ro1">
          <table:table-cell office:value-type="string" calcext:value-type="string">
            <text:p>Telnet</text:p>
          </table:table-cell>
          <table:table-cell office:value-type="float" office:value="473" calcext:value-type="float">
            <text:p>473</text:p>
          </table:table-cell>
          <table:table-cell office:value-type="float" office:value="909" calcext:value-type="float">
            <text:p>909</text:p>
          </table:table-cell>
          <table:table-cell office:value-type="float" office:value="456" calcext:value-type="float">
            <text:p>456</text:p>
          </table:table-cell>
          <table:table-cell office:value-type="float" office:value="10176" calcext:value-type="float">
            <text:p>10176</text:p>
          </table:table-cell>
          <table:table-cell office:value-type="float" office:value="177" calcext:value-type="float">
            <text:p>177</text:p>
          </table:table-cell>
          <table:table-cell table:formula="of:=SUM([.B3:.F3])" office:value-type="float" office:value="12191" calcext:value-type="float">
            <text:p>12191</text:p>
          </table:table-cell>
        </table:table-row>
        <table:table-row table:style-name="ro1">
          <table:table-cell/>
          <table:table-cell table:formula="of:=SUM([.B2:.B3])" office:value-type="float" office:value="11332" calcext:value-type="float">
            <text:p>11332</text:p>
          </table:table-cell>
          <table:table-cell table:formula="of:=SUM([.C2:.C3])" office:value-type="float" office:value="919" calcext:value-type="float">
            <text:p>919</text:p>
          </table:table-cell>
          <table:table-cell table:formula="of:=SUM([.D2:.D3])" office:value-type="float" office:value="460" calcext:value-type="float">
            <text:p>460</text:p>
          </table:table-cell>
          <table:table-cell table:formula="of:=SUM([.E2:.E3])" office:value-type="float" office:value="10487" calcext:value-type="float">
            <text:p>10487</text:p>
          </table:table-cell>
          <table:table-cell table:formula="of:=SUM([.F2:.F3])" office:value-type="float" office:value="297" calcext:value-type="float">
            <text:p>297</text:p>
          </table:table-cell>
          <table:table-cell table:formula="of:=SUM([.G2:.G3])" office:value-type="float" office:value="23495" calcext:value-type="float">
            <text:p>2349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E11</text:p>
          </table:table-cell>
          <table:table-cell table:formula="of:=[.G2]*[.B4]/[.G4]" office:value-type="float" office:value="5452.09312619706" calcext:value-type="float">
            <text:p>5452.0931261971</text:p>
          </table:table-cell>
          <table:table-cell table:formula="of:=POWER([.B2]-[.B6];2)/[.B6]" office:value-type="float" office:value="5362.09511930497" calcext:value-type="float">
            <text:p>5362.095119305</text:p>
          </table:table-cell>
          <table:table-cell office:value-type="string" calcext:value-type="string">
            <text:p>Pearson’s X²</text:p>
          </table:table-cell>
          <table:table-cell office:value-type="string" calcext:value-type="string">
            <text:p>Cramer’s 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2</text:p>
          </table:table-cell>
          <table:table-cell table:formula="of:=[.G2]*[.C4]/[.G4]" office:value-type="float" office:value="442.15262821877" calcext:value-type="float">
            <text:p>442.1526282188</text:p>
          </table:table-cell>
          <table:table-cell table:formula="of:=POWER([.C2]-[.B7];2)/[.B7]" office:value-type="float" office:value="422.378794464582" calcext:value-type="float">
            <text:p>422.3787944646</text:p>
          </table:table-cell>
          <table:table-cell table:formula="of:=SUM([.C6:.C15])" office:value-type="float" office:value="20132.7272093614" calcext:value-type="float">
            <text:p>20132.72720936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13</text:p>
          </table:table-cell>
          <table:table-cell table:formula="of:=[.G2]*[.D4]/[.G4]" office:value-type="float" office:value="221.316875931049" calcext:value-type="float">
            <text:p>221.3168759311</text:p>
          </table:table-cell>
          <table:table-cell table:formula="of:=POWER([.D2]-[.B8];2)/[.B8]" office:value-type="float" office:value="213.389170463189" calcext:value-type="float">
            <text:p>213.3891704632</text:p>
          </table:table-cell>
          <table:table-cell/>
          <table:table-cell table:formula="of:=[.D7]/[.G4]" office:value-type="float" office:value="0.856894114039642" calcext:value-type="float">
            <text:p>0.8568941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4</text:p>
          </table:table-cell>
          <table:table-cell table:formula="of:=[.G2]*[.E4]/[.G4]" office:value-type="float" office:value="5045.54364758459" calcext:value-type="float">
            <text:p>5045.5436475846</text:p>
          </table:table-cell>
          <table:table-cell table:formula="of:=POWER([.E2]-[.B9];2)/[.B9]" office:value-type="float" office:value="4442.71323697984" calcext:value-type="float">
            <text:p>4442.7132369798</text:p>
          </table:table-cell>
          <table:table-cell/>
          <table:table-cell table:formula="of:=[.E8]/2" office:value-type="float" office:value="0.428447057019821" calcext:value-type="float">
            <text:p>0.4284470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5</text:p>
          </table:table-cell>
          <table:table-cell table:formula="of:=[.G2]*[.F4]/[.G4]" office:value-type="float" office:value="142.893722068525" calcext:value-type="float">
            <text:p>142.8937220685</text:p>
          </table:table-cell>
          <table:table-cell table:formula="of:=POWER([.F2]-[.B10];2)/[.B10]" office:value-type="float" office:value="3.66791838412281" calcext:value-type="float">
            <text:p>3.6679183841</text:p>
          </table:table-cell>
          <table:table-cell/>
          <table:table-cell table:formula="of:=SQRT( [.E9])" office:value-type="float" office:value="0.654558673473831" calcext:value-type="float">
            <text:p>0.6545586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1</text:p>
          </table:table-cell>
          <table:table-cell table:formula="of:=[.G3]*[.B4]/[.G4]" office:value-type="float" office:value="5879.90687380294" calcext:value-type="float">
            <text:p>5879.9068738029</text:p>
          </table:table-cell>
          <table:table-cell table:formula="of:=POWER([.B3]-[.B11];2)/[.B11]" office:value-type="float" office:value="4971.95662608673" calcext:value-type="float">
            <text:p>4971.9566260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22</text:p>
          </table:table-cell>
          <table:table-cell table:formula="of:=[.G3]*[.C4]/[.G4]" office:value-type="float" office:value="476.84737178123" calcext:value-type="float">
            <text:p>476.8473717812</text:p>
          </table:table-cell>
          <table:table-cell table:formula="of:=POWER([.C3]-[.B12];2)/[.B12]" office:value-type="float" office:value="391.647107917942" calcext:value-type="float">
            <text:p>391.64710791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23</text:p>
          </table:table-cell>
          <table:table-cell table:formula="of:=[.G3]*[.D4]/[.G4]" office:value-type="float" office:value="238.683124068951" calcext:value-type="float">
            <text:p>238.683124069</text:p>
          </table:table-cell>
          <table:table-cell table:formula="of:=POWER([.D3]-[.B13];2)/[.B13]" office:value-type="float" office:value="197.86327478598" calcext:value-type="float">
            <text:p>197.8632747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24</text:p>
          </table:table-cell>
          <table:table-cell table:formula="of:=[.G3]*[.E4]/[.G4]" office:value-type="float" office:value="5441.45635241541" calcext:value-type="float">
            <text:p>5441.4563524154</text:p>
          </table:table-cell>
          <table:table-cell table:formula="of:=POWER([.E3]-[.B14];2)/[.B14]" office:value-type="float" office:value="4119.46767540154" calcext:value-type="float">
            <text:p>4119.4676754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25</text:p>
          </table:table-cell>
          <table:table-cell table:formula="of:=[.G3]*[.F4]/[.G4]" office:value-type="float" office:value="154.106277931475" calcext:value-type="float">
            <text:p>154.1062779315</text:p>
          </table:table-cell>
          <table:table-cell table:formula="of:=POWER([.F2]-[.B15];2)/[.B15]" office:value-type="float" office:value="7.54828557248168" calcext:value-type="float">
            <text:p>7.548285572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/00/0000</text:date>, <text:time style:data-style-name="N2" text:time-value="16:56:08.6897944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15:32:23.409847211</meta:creation-date>
    <meta:editing-duration>PT1H23M34S</meta:editing-duration>
    <meta:editing-cycles>4</meta:editing-cycles>
    <meta:generator>LibreOffice/5.1.6.2$Linux_X86_64 LibreOffice_project/10m0$Build-2</meta:generator>
    <dc:date>2018-10-21T19:49:59.909717404</dc:date>
    <meta:document-statistic meta:table-count="1" meta:cell-count="62" meta:object-count="0"/>
  </office:meta>
</office:document-meta>
</file>